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>
        <style:tab-stops>
          <style:tab-stop style:position="4.921cm"/>
          <style:tab-stop style:position="4.974cm"/>
        </style:tab-stops>
      </style:paragraph-properties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>
        <style:tab-stops>
          <style:tab-stop style:position="4.921cm"/>
          <style:tab-stop style:position="4.974cm"/>
        </style:tab-stops>
      </style:paragraph-properties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>
        <style:tab-stops>
          <style:tab-stop style:position="4.921cm"/>
          <style:tab-stop style:position="4.974cm"/>
        </style:tab-stops>
      </style:paragraph-properties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>
        <style:tab-stops>
          <style:tab-stop style:position="4.921cm"/>
          <style:tab-stop style:position="4.974cm"/>
        </style:tab-stops>
      </style:paragraph-properties>
      <style:text-properties fo:font-size="12pt" style:text-underline-style="none" fo:font-weight="normal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at SD card for Beaglebone</text:p>
      <text:p text:style-name="P2"/>
      <text:list xml:id="list5749752051" text:style-name="L1">
        <text:list-item>
          <text:p text:style-name="P4">put the new sd card in your ubuntu</text:p>
        </text:list-item>
        <text:list-item>
          <text:p text:style-name="P4">go to the mount_sd_card directory in this folder</text:p>
        </text:list-item>
        <text:list-item>
          <text:p text:style-name="P4"># sh runFormatSd.h <text:s/></text:p>
        </text:list-item>
        <text:list-item>
          <text:p text:style-name="P4">Wait 10 minutes</text:p>
        </text:list-item>
        <text:list-item>
          <text:p text:style-name="P4">Wen finished SD card should have two partitions. The scripts already copies some files to the partitions that are necessary so that the SD card works on the beaglebone</text:p>
        </text:list-item>
      </text:list>
      <text:p text:style-name="P2"/>
      <text:p text:style-name="P2">More documentation: <text:a xlink:type="simple" xlink:href="http://dev.gentoo.org/~armin76/arm/beagleboneblack/install_emmc.xml">http://dev.gentoo.org/~armin76/arm/beagleboneblack/install_emmc.xml</text:a></text:p>
      <text:p text:style-name="P2"/>
      <text:p text:style-name="P2">Notes:</text:p>
      <text:p text:style-name="P2"/>
      <text:list xml:id="list37521228" text:style-name="L2">
        <text:list-item>
          <text:p text:style-name="P5">The c program that is running on the beaglebone automatically mounts the sd card at startup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</meta:initial-creator>
    <meta:creation-date>2013-08-23T18:18:52</meta:creation-date>
    <meta:generator>LibreOffice/3.5$Linux_X86_64 LibreOffice_project/350m1$Build-2</meta:generator>
    <dc:date>2013-08-27T16:39:39</dc:date>
    <dc:creator>jonas </dc:creator>
    <meta:editing-duration>PT6M10S</meta:editing-duration>
    <meta:editing-cycles>12</meta:editing-cycles>
    <meta:document-statistic meta:table-count="0" meta:image-count="0" meta:object-count="0" meta:page-count="1" meta:paragraph-count="9" meta:word-count="82" meta:character-count="509" meta:non-whitespace-character-count="440"/>
  </office:meta>
</office:document-meta>
</file>